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33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sers/requests/seco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office:value-type="float" office:value="383" calcext:value-type="float">
            <text:p>383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  <table:table-cell office:value-type="float" office:value="436" calcext:value-type="float">
            <text:p>436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243" calcext:value-type="float">
            <text:p>243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460(artillery is the bottlenec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43:48.735000000</meta:creation-date>
    <dc:date>2018-03-23T14:56:16.666000000</dc:date>
    <meta:editing-duration>PT2M17S</meta:editing-duration>
    <meta:editing-cycles>2</meta:editing-cycles>
    <meta:generator>LibreOffice/6.0.1.1$Windows_X86_64 LibreOffice_project/60bfb1526849283ce2491346ed2aa51c465abfe6</meta:generator>
    <meta:document-statistic meta:table-count="1" meta:cell-count="25" meta:object-count="0"/>
  </office:meta>
</office:document-meta>
</file>